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e50a9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10697d"/>
    </style:style>
    <style:style style:name="P3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13087e"/>
    </style:style>
    <style:style style:name="P4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167cb6"/>
    </style:style>
    <style:style style:name="P5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padding="0cm" fo:border="none"/>
      <style:text-properties officeooo:paragraph-rsid="0010697d"/>
    </style:style>
    <style:style style:name="P6" style:family="paragraph" style:parent-style-name="Standard" style:list-style-name="L1">
      <style:paragraph-properties fo:margin-top="0cm" fo:margin-bottom="0.282cm" style:contextual-spacing="false" fo:line-height="108%" fo:text-align="start" style:justify-single-word="false" fo:orphans="2" fo:widows="2" fo:padding="0cm" fo:border="none"/>
      <style:text-properties officeooo:paragraph-rsid="0010697d"/>
    </style:style>
    <style:style style:name="P7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padding="0cm" fo:border="none"/>
      <style:text-properties officeooo:paragraph-rsid="00115729"/>
    </style:style>
    <style:style style:name="P8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padding="0cm" fo:border="none"/>
      <style:text-properties officeooo:paragraph-rsid="0013087e"/>
    </style:style>
    <style:style style:name="P9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padding="0cm" fo:border="none"/>
      <style:text-properties officeooo:paragraph-rsid="0013087e"/>
    </style:style>
    <style:style style:name="P10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padding="0cm" fo:border="none"/>
      <style:text-properties officeooo:paragraph-rsid="00149d2e"/>
    </style:style>
    <style:style style:name="P11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padding="0cm" fo:border="none"/>
      <style:text-properties officeooo:paragraph-rsid="00149d2e"/>
    </style:style>
    <style:style style:name="P12" style:family="paragraph" style:parent-style-name="Standard" style:list-style-name="L2">
      <style:paragraph-properties fo:margin-top="0cm" fo:margin-bottom="0.282cm" style:contextual-spacing="false" fo:line-height="108%" fo:text-align="start" style:justify-single-word="false" fo:orphans="2" fo:widows="2" fo:padding="0cm" fo:border="none"/>
      <style:text-properties officeooo:paragraph-rsid="00149d2e"/>
    </style:style>
    <style:style style:name="P13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padding="0cm" fo:border="none"/>
      <style:text-properties officeooo:paragraph-rsid="00167cb6"/>
    </style:style>
    <style:style style:name="P14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padding="0cm" fo:border="none"/>
      <style:text-properties officeooo:paragraph-rsid="00182b87"/>
    </style:style>
    <style:style style:name="T1" style:family="text">
      <style:text-properties officeooo:rsid="00167cb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这是语涵编译器原型的样例文本其三，演出说明，主要是关于角色和场景的内容。</text:p>
      <text:p text:style-name="P1"/>
      <text:p text:style-name="P1">在遇到发言的时候，语涵编译器会将“长得比较像发言者”的部分用作发言者。不过，如果想要调整发言者发言时的内容样式，或是给角色添加立绘，我们需要对角色进行声明：</text:p>
      <text:p text:style-name="P1"/>
      <text:p text:style-name="P2">【声明角色：苏语涵】</text:p>
      <text:list xml:id="list1705310843" text:style-name="L1">
        <text:list-item>
          <text:p text:style-name="P6">立绘：</text:p>
          <text:list>
            <text:list-item>
              <text:p text:style-name="P6">正常：</text:p>
              <text:list>
                <text:list-item>
                  <text:p text:style-name="P6">平静：占位（描述=“正常平静”）</text:p>
                </text:list-item>
                <text:list-item>
                  <text:p text:style-name="P6">微笑：占位（描述=“正常微笑”）</text:p>
                </text:list-item>
                <text:list-item>
                  <text:p text:style-name="P6">尴尬：占位（描述=“正常尴尬”）</text:p>
                </text:list-item>
                <text:list-item>
                  <text:p text:style-name="P6">无奈：占位（描述=“正常无奈”）</text:p>
                </text:list-item>
                <text:list-item>
                  <text:p text:style-name="P6">严肃：占位（描述=“正常严肃”）</text:p>
                </text:list-item>
              </text:list>
            </text:list-item>
            <text:list-item>
              <text:p text:style-name="P6">解释：</text:p>
              <text:list>
                <text:list-item>
                  <text:p text:style-name="P6">平静：语涵解释平静</text:p>
                </text:list-item>
                <text:list-item>
                  <text:p text:style-name="P6">微笑：语涵解释微笑</text:p>
                </text:list-item>
                <text:list-item>
                  <text:p text:style-name="P6">尴尬：语涵解释尴尬</text:p>
                </text:list-item>
              </text:list>
            </text:list-item>
          </text:list>
        </text:list-item>
        <text:list-item>
          <text:p text:style-name="P6">发言：</text:p>
          <text:list>
            <text:list-item>
              <text:p text:style-name="P6">名字颜色：#00FFFF</text:p>
            </text:list-item>
            <text:list-item>
              <text:p text:style-name="P6">内容颜色：#00FFFF</text:p>
            </text:list-item>
          </text:list>
        </text:list-item>
      </text:list>
      <text:p text:style-name="P5"/>
      <text:p text:style-name="P7">先看声明的发言部分。这样声明之后，角色“苏语涵”在说话时，名字和颜色都会以 #00FFFF 的颜色（青色）显示。如果某一子项没有（比如没指定名字颜色），则发言会使用引擎所默认的设置。</text:p>
      <text:p text:style-name="P7"/>
      <text:p text:style-name="P7">苏语涵：这句话的名字和颜色都是青色的。</text:p>
      <text:p text:style-name="P7"/>
      <text:p text:style-name="P9">立绘部分是一个类似文件夹、目录的树状结构，每个层级代表一个互斥的状态。比如“正常”和“解释”代表两个不同的动作差分，只能选其一。最内层（如“平静”、“微笑”等）可以指定一个图片作为具体的立绘（比如“语涵解释平静”是同一目录下的一张图片的文件名）或是使用占位图。</text:p>
      <text:p text:style-name="P9"><text:soft-page-break/>立绘信息指定了发言者可以有的状态，这些状态在角色没上场时也会根据发言而更新。比如接下来这句也会改变角色状态：</text:p>
      <text:p text:style-name="P9">苏语涵（微笑）：微笑中。</text:p>
      <text:p text:style-name="P9">立绘的第一组完整的状态（例子中的“正常，平静”）将作为角色未指定状态时的默认状态。之后可以使用不完整的状态（比如这里的“微笑”而不是完整的“正常，微笑”）来改变状态。</text:p>
      <text:p text:style-name="P9">要显示立绘，可以使用以下命令让角色上场：</text:p>
      <text:p text:style-name="P3">【角色入场：苏语涵】</text:p>
      <text:p text:style-name="P8">也可以在入场时指定状态：</text:p>
      <text:p text:style-name="P8">【角色入场：苏语涵（解释，微笑）】</text:p>
      <text:p text:style-name="P8">角色在场上时，在发言中改变角色状态时，角色的立绘也会随之改变。要使角色退场，可以使用：</text:p>
      <text:p text:style-name="P10">【角色退场：苏语涵】</text:p>
      <text:p text:style-name="P10"/>
      <text:p text:style-name="P10">除了角色外，场景也是演出中重要的部分。目前背景图片是与场景相绑定的。场景可以用以下命令进行声明：</text:p>
      <text:p text:style-name="P10">【声明场景：房间】</text:p>
      <text:list xml:id="list3161414058" text:style-name="L2">
        <text:list-item>
          <text:p text:style-name="P12">背景：<text:span text:style-name="T1">room</text:span></text:p>
        </text:list-item>
      </text:list>
      <text:p text:style-name="P11"/>
      <text:p text:style-name="P11">之后可以使用以下命令来切换到该场景：</text:p>
      <text:p text:style-name="P4">【切换场景：房间】</text:p>
      <text:p text:style-name="P13">切换场景会使当前场上的角色、已显示的图片全部撤下。</text:p>
      <text:p text:style-name="P13"/>
      <text:p text:style-name="P13">除了角色和场景外，剩下的一个常见命令就是设置背景音乐：</text:p>
      <text:p text:style-name="P14">【设置背景音乐：”Gymnopedie No 1”】</text:p>
      <text:p text:style-name="P14"/>
      <text:p text:style-name="P14">以上就是目前所支持的与演出有关的命令。下个样例见！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0T17:41:46.827000000</dc:date>
    <meta:editing-duration>PT13M54S</meta:editing-duration>
    <meta:editing-cycles>2</meta:editing-cycles>
    <meta:generator>LibreOffice/7.3.6.2$Windows_X86_64 LibreOffice_project/c28ca90fd6e1a19e189fc16c05f8f8924961e12e</meta:generator>
    <meta:document-statistic meta:table-count="0" meta:image-count="0" meta:object-count="0" meta:page-count="2" meta:paragraph-count="38" meta:word-count="935" meta:character-count="977" meta:non-whitespace-character-count="973"/>
  </office:meta>
</office:document-meta>
</file>